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1" fo:font-size="10pt" fo:font-weight="bold" officeooo:rsid="0020e9e0" officeooo:paragraph-rsid="0025ae34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officeooo:paragraph-rsid="002f8694"/>
    </style:style>
    <style:style style:name="P5" style:family="paragraph" style:parent-style-name="Heading_20_1">
      <style:paragraph-properties fo:text-align="center" style:justify-single-word="false"/>
      <style:text-properties officeooo:rsid="00185205" officeooo:paragraph-rsid="00185205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{titre}</text:h>
      <text:p text:style-name="P1"/>
      <text:p text:style-name="Standard">[!-- BEGIN categories --]</text:p>
      <text:p text:style-name="P2">{categorytitle}</text:p>
      <text:p text:style-name="Standard">[!-- BEGIN articles --]</text:p>
      <text:p text:style-name="Standard">[{code}] {authors}, {pubtitle}. {year}</text:p>
      <text:p text:style-name="P4">[!-- END articles --]</text:p>
      <text:p text:style-name="P4">[!-- END categories --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Cyril PIERRE de GEYERR</meta:initial-creator>
    <meta:creation-date>2008-09-02T10:04:05</meta:creation-date>
    <dc:date>2012-06-08T23:27:57</dc:date>
    <meta:editing-cycles>64</meta:editing-cycles>
    <meta:editing-duration>PT03H02M41S</meta:editing-duration>
    <meta:document-statistic meta:table-count="0" meta:image-count="0" meta:object-count="0" meta:page-count="1" meta:paragraph-count="7" meta:word-count="27" meta:character-count="154"/>
    <meta:user-defined meta:name="Info 1"/>
    <meta:user-defined meta:name="Info 2"/>
    <meta:user-defined meta:name="Info 3"/>
    <meta:user-defined meta:name="Info 4"/>
  </office:meta>
</office:document-meta>
</file>